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48ca7" officeooo:paragraph-rsid="00148ca7"/>
    </style:style>
    <style:style style:name="P2" style:family="paragraph" style:parent-style-name="Standard">
      <style:paragraph-properties fo:text-align="justify" style:justify-single-word="false"/>
      <style:text-properties officeooo:paragraph-rsid="0010fd0d"/>
    </style:style>
    <style:style style:name="P3" style:family="paragraph" style:parent-style-name="Standard">
      <style:paragraph-properties fo:text-align="justify" style:justify-single-word="false"/>
      <style:text-properties officeooo:paragraph-rsid="00148ca7"/>
    </style:style>
    <style:style style:name="P4" style:family="paragraph" style:parent-style-name="Standard">
      <style:paragraph-properties fo:text-align="justify" style:justify-single-word="false"/>
      <style:text-properties fo:color="#3465a4" officeooo:rsid="00148ca7" officeooo:paragraph-rsid="00148ca7"/>
    </style:style>
    <style:style style:name="P5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rsid="00148ca7" officeooo:paragraph-rsid="00148ca7"/>
    </style:style>
    <style:style style:name="T1" style:family="text">
      <style:text-properties officeooo:rsid="0010fd0d"/>
    </style:style>
    <style:style style:name="T2" style:family="text">
      <style:text-properties officeooo:rsid="0012c666"/>
    </style:style>
    <style:style style:name="T3" style:family="text">
      <style:text-properties officeooo:rsid="00148ca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4b5ac"/>
    </style:style>
    <style:style style:name="T6" style:family="text">
      <style:text-properties style:text-underline-style="none" officeooo:rsid="0014b5ac"/>
    </style:style>
    <style:style style:name="T7" style:family="text">
      <style:text-properties style:text-underline-style="none" fo:background-color="#fddaee" loext:char-shading-value="0"/>
    </style:style>
    <style:style style:name="T8" style:family="text">
      <style:text-properties fo:background-color="#fddaee" loext:char-shading-value="0"/>
    </style:style>
    <style:style style:name="T9" style:family="text">
      <style:text-properties officeooo:rsid="001744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Ola! <text:s/>Eu sou Lúcio José Canganjo ou simplesmente “Cangadev”, </text:span><text:span text:style-name="T2">o presente arquivo consta alguns conceitos e sintaxes JavaScript</text:span><text:span text:style-name="T1">. </text:span><text:span text:style-name="T2">Aprendi muito durante o curso e decidi criar este arquivo para partilhar o meu aprendizado. #VAMOS_NESSA…</text:span></text:p>
      <text:p text:style-name="P2"/>
      <text:p text:style-name="P1"><text:span text:style-name="T4">JavaScript</text:span>: Linguagem que nos permite executar Script interpretados a partir do cliente da aplicação.</text:p>
      <text:p text:style-name="P1"/>
      <text:p text:style-name="P1">Console.log(‘OLA MUNDO!’);</text:p>
      <text:p text:style-name="P1"/>
      <text:p text:style-name="P1"><text:span text:style-name="T4">Variáveis_ </text:span>O javaScript contem uma tipagem de variáveis dinâmica.</text:p>
      <text:p text:style-name="P4">Ex<text:span text:style-name="T9">emplo</text:span>:</text:p>
      <text:p text:style-name="P5"><text:span text:style-name="T8">var</text:span> Dev= “Lúcio”;</text:p>
      <text:p text:style-name="P1"><text:span text:style-name="T7">console.log</text:span>(Dev);</text:p>
      <text:p text:style-name="P1">Dev = 923</text:p>
      <text:p text:style-name="P1"><text:span text:style-name="T8">console.log</text:span>(Dev);</text:p>
      <text:p text:style-name="P1"/>
      <text:p text:style-name="P3"><text:span text:style-name="T3">No exemplo a cima declarei uma variável “D</text:span><text:span text:style-name="T6">ev</text:span><text:span text:style-name="T3">” que inicialmente recebeu uma string “Lúcio”, </text:span><text:span text:style-name="T5">então</text:span><text:span text:style-name="T3">, o seu tipo é string, </text:span><text:span text:style-name="T5">logo fiz a mesma variável receber um número “923” e consequentemente alterou o tipo da variável “Dev”. Seguramente podemos dizer que no JavaScript o tipo de uma determinada variável depende do valor que ela receb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7T21:10:14.019433628</meta:creation-date>
    <dc:date>2023-03-27T22:35:29.558799480</dc:date>
    <meta:editing-duration>PT27M35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0" meta:word-count="123" meta:character-count="825" meta:non-whitespace-character-count="711"/>
  </office:meta>
</office:document-meta>
</file>